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맑은 고딕" svg:font-family="맑은 고딕" style:font-family-generic="modern" style:font-pitch="variable" svg:panose-1="2 11 5 3 2 0 0 2 0 4"/>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style>
    <style:style style:name="P3" style:parent-style-name="Standard" style:list-style-name="LFO2" style:family="paragraph"/>
    <style:style style:name="P4" style:parent-style-name="Standard" style:list-style-name="LFO1" style:family="paragraph"/>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P10" style:parent-style-name="Standard" style:family="paragraph">
      <style:paragraph-properties fo:margin-left="0.25in">
        <style:tab-stops/>
      </style:paragraph-properties>
    </style:style>
    <style:style style:name="P11" style:parent-style-name="Standard" style:family="paragraph">
      <style:paragraph-properties fo:margin-left="0.5in">
        <style:tab-stops/>
      </style:paragraph-properties>
    </style:style>
    <style:style style:name="P12" style:parent-style-name="Standard" style:list-style-name="LFO1" style:family="paragraph"/>
    <style:style style:name="T13" style:parent-style-name="DefaultParagraphFont" style:family="text">
      <style:text-properties fo:font-weight="bold" style:font-weight-asian="bold"/>
    </style:style>
    <style:style style:name="T14" style:parent-style-name="DefaultParagraphFont" style:family="text">
      <style:text-properties fo:font-weight="bold" style:font-weight-asian="bold"/>
    </style:style>
    <style:style style:name="T15" style:parent-style-name="DefaultParagraphFont" style:family="text">
      <style:text-properties fo:font-weight="bold" style:font-weight-asian="bold"/>
    </style:style>
    <style:style style:name="T16" style:parent-style-name="DefaultParagraphFont" style:family="text">
      <style:text-properties fo:font-weight="bold" style:font-weight-asian="bold"/>
    </style:style>
    <style:style style:name="T17" style:parent-style-name="DefaultParagraphFont" style:family="text">
      <style:text-properties fo:font-weight="bold" style:font-weight-asian="bold"/>
    </style:style>
    <style:style style:name="P18" style:parent-style-name="Standard" style:family="paragraph">
      <style:paragraph-properties fo:margin-left="0.5in">
        <style:tab-stops/>
      </style:paragraph-properties>
    </style:style>
    <style:style style:name="P19" style:parent-style-name="Standard" style:list-style-name="LFO1" style:family="paragraph"/>
    <style:style style:name="T20" style:parent-style-name="DefaultParagraphFont" style:family="text">
      <style:text-properties fo:font-weight="bold" style:font-weight-asian="bold"/>
    </style:style>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style:style>
    <style:style style:name="T23" style:parent-style-name="DefaultParagraphFont" style:family="text">
      <style:text-properties fo:font-weight="bold" style:font-weight-asian="bold"/>
    </style:style>
    <style:style style:name="T24" style:parent-style-name="DefaultParagraphFont" style:family="text">
      <style:text-properties fo:font-weight="bold" style:font-weight-asian="bold"/>
    </style:style>
    <style:style style:name="P25" style:parent-style-name="Standard" style:family="paragraph">
      <style:paragraph-properties fo:margin-left="0.25in">
        <style:tab-stops/>
      </style:paragraph-properties>
    </style:style>
    <style:style style:name="P26" style:parent-style-name="Standard" style:list-style-name="LFO1" style:family="paragraph"/>
    <style:style style:name="T27" style:parent-style-name="DefaultParagraphFont" style:family="text">
      <style:text-properties fo:font-weight="bold" style:font-weight-asian="bold"/>
    </style:style>
    <style:style style:name="T28" style:parent-style-name="DefaultParagraphFont" style:family="text">
      <style:text-properties fo:font-weight="bold" style:font-weight-asian="bold"/>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P31" style:parent-style-name="Standard" style:family="paragraph">
      <style:text-properties fo:font-weight="bold" style:font-weight-asian="bold"/>
    </style:style>
    <style:style style:name="P32" style:parent-style-name="Standard" style:list-style-name="LFO2" style:family="paragraph">
      <style:text-properties fo:font-weight="bold" style:font-weight-asian="bold"/>
    </style:style>
    <style:style style:name="P33" style:parent-style-name="Standard" style:family="paragraph">
      <style:paragraph-properties fo:margin-left="0.25in">
        <style:tab-stops/>
      </style:paragraph-properties>
    </style:style>
    <style:style style:name="T34" style:parent-style-name="DefaultParagraphFont" style:family="text">
      <style:text-properties style:language-asian="ko" style:country-asian="KR"/>
    </style:style>
    <style:style style:name="T35" style:parent-style-name="DefaultParagraphFont" style:family="text">
      <style:text-properties style:language-asian="ko" style:country-asian="KR"/>
    </style:style>
    <style:style style:name="T36" style:parent-style-name="DefaultParagraphFont" style:family="text">
      <style:text-properties style:language-asian="ko" style:country-asian="KR"/>
    </style:style>
    <style:style style:name="T37" style:parent-style-name="DefaultParagraphFont" style:family="text">
      <style:text-properties style:language-asian="ko" style:country-asian="KR"/>
    </style:style>
    <style:style style:name="T38" style:parent-style-name="DefaultParagraphFont" style:family="text">
      <style:text-properties style:language-asian="ko" style:country-asian="KR"/>
    </style:style>
    <style:style style:name="T39" style:parent-style-name="DefaultParagraphFont" style:family="text">
      <style:text-properties style:language-asian="ko" style:country-asian="KR"/>
    </style:style>
    <style:style style:name="T40" style:parent-style-name="DefaultParagraphFont" style:family="text">
      <style:text-properties style:language-asian="ko" style:country-asian="KR"/>
    </style:style>
    <style:style style:name="P41" style:parent-style-name="Standard" style:family="paragraph">
      <style:paragraph-properties fo:margin-left="0.5in">
        <style:tab-stops/>
      </style:paragraph-properties>
    </style:style>
    <style:style style:name="P42" style:parent-style-name="Standard" style:list-style-name="LFO2" style:family="paragraph">
      <style:text-properties fo:font-weight="bold" style:font-weight-asian="bold"/>
    </style:style>
    <style:style style:name="P43" style:parent-style-name="Normal" style:family="paragraph">
      <style:paragraph-properties fo:margin-left="0.25in">
        <style:tab-stops/>
      </style:paragraph-properties>
    </style:style>
    <style:style style:name="P4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 style:parent-style-name="DefaultParagraphFont" style:family="text">
      <style:text-properties style:font-name="Courier New" style:font-name-asian="Times New Roman" style:font-name-complex="Courier New" style:letter-kerning="false" fo:font-size="10pt" style:font-size-asian="10pt" style:font-size-complex="10pt" style:language-asian="ko" style:country-asian="KR" style:language-complex="ar" style:country-complex="SA"/>
    </style:style>
    <style:style style:name="T46" style:parent-style-name="DefaultParagraphFont" style:family="text">
      <style:text-properties style:font-name="Courier New" style:font-name-asian="Times New Roman" style:font-name-complex="Courier New" style:letter-kerning="false" fo:font-size="10pt" style:font-size-asian="10pt" style:font-size-complex="10pt" style:language-asian="ko" style:country-asian="KR" style:language-complex="ar" style:country-complex="SA"/>
    </style:style>
    <style:style style:name="P47" style:parent-style-name="Normal" style:family="paragraph">
      <style:paragraph-properties fo:margin-left="0.25in">
        <style:tab-stops/>
      </style:paragraph-properties>
    </style:style>
    <style:style style:name="T48" style:parent-style-name="HTMLTypewriter" style:family="text">
      <style:text-properties style:font-name-asian="맑은 고딕"/>
    </style:style>
    <style:style style:name="T49" style:parent-style-name="DefaultParagraphFont" style:family="text">
      <style:text-properties style:text-position="super 66.6%"/>
    </style:style>
    <style:style style:name="P50" style:parent-style-name="Normal" style:family="paragraph">
      <style:paragraph-properties fo:margin-left="0.25in">
        <style:tab-stops/>
      </style:paragraph-properties>
    </style:style>
    <style:style style:name="P51" style:parent-style-name="Standard" style:list-style-name="LFO2" style:family="paragraph">
      <style:text-properties fo:font-weight="bold" style:font-weight-asian="bold"/>
    </style:style>
    <style:style style:name="P52" style:parent-style-name="Standard" style:family="paragraph">
      <style:paragraph-properties fo:margin-left="0.25in">
        <style:tab-stops/>
      </style:paragraph-properties>
    </style:style>
    <style:style style:name="P53" style:parent-style-name="Standard" style:list-style-name="LFO2" style:family="paragraph"/>
  </office:automatic-styles>
  <office:body>
    <office:text text:use-soft-page-breaks="true">
      <text:p text:style-name="P1">Jong Park<text:tab/></text:p>
      <text:p text:style-name="Standard">CS 312 – System Architecture<text:tab/></text:p>
      <text:p text:style-name="Standard">HW<text:s/>6<text:s/>–<text:s/>Active Directory and DNS</text:p>
      <text:p text:style-name="Standard">May<text:s/>13, 2019</text:p>
      <text:p text:style-name="Standard"/>
      <text:p text:style-name="P2">Linux Equivalents to Active Directory<text:s/></text:p>
      <text:list text:style-name="LFO2" text:continue-numbering="true">
        <text:list-item>
          <text:p text:style-name="P3">What are some possible equivalent services or implementations of the following Active Directory services that could be run on<text:s/>Linux:</text:p>
        </text:list-item>
      </text:list>
      <text:list text:style-name="LFO1" text:continue-numbering="true">
        <text:list-item>
          <text:p text:style-name="P4"><text:span text:style-name="T5">Domain Services</text:span>: Tracks information about members of the domain, including<text:s/>computers and users, in various directories. Also defines access rights to the devices, files, and services on the domain (Hint: Look into LDAP).<text:s/></text:p>
        </text:list-item>
      </text:list>
      <text:p text:style-name="Standard"><text:span text:style-name="T6">Name</text:span>: LDAP (Lightweight Directory Access Protocol).</text:p>
      <text:p text:style-name="Standard"><text:span text:style-name="T7">Description</text:span>:</text:p>
      <text:p text:style-name="Standard"><text:span text:style-name="T8">Advantage</text:span>:</text:p>
      <text:p text:style-name="Standard"><text:span text:style-name="T9">Disadvantage</text:span>:</text:p>
      <text:p text:style-name="P10"/>
      <text:p text:style-name="P11"/>
      <text:list text:style-name="LFO1" text:continue-numbering="true">
        <text:list-item>
          <text:p text:style-name="P12"><text:span text:style-name="T13">Certificate Services</text:span>: Generates and maintains a private/public key infrastructure.<text:s/></text:p>
        </text:list-item>
      </text:list>
      <text:p text:style-name="Standard"><text:span text:style-name="T14">Name</text:span>:<text:s/>Kerberos (Network Protocol, UDP port 88)</text:p>
      <text:p text:style-name="Standard"><text:span text:style-name="T15">Description</text:span>:</text:p>
      <text:p text:style-name="Standard"><text:span text:style-name="T16">Advantage</text:span>:</text:p>
      <text:p text:style-name="Standard"><text:span text:style-name="T17">Disadvantage</text:span>:</text:p>
      <text:p text:style-name="P18"/>
      <text:list text:style-name="LFO1" text:continue-numbering="true">
        <text:list-item>
          <text:p text:style-name="P19"><text:span text:style-name="T20">Federation Services</text:span>: Also known as Single-Sign-On, or SSO, this allows authenticating in just one place, and having access to all resources across the domain and with other connected services, domains, or technologies (websites, other domains, etc.). For example, your ONID access is federated across Google, OSU infrastructure, your Box account, etc.<text:s/></text:p>
        </text:list-item>
      </text:list>
      <text:p text:style-name="Standard"><text:span text:style-name="T21">Name</text:span>:<text:s/>Distributed Access Control System (DACS)</text:p>
      <text:p text:style-name="Standard"><text:span text:style-name="T22">Description</text:span>:<text:s/>“DACS is a light-weight SSO and attribute-based access control system for web servers and server-based software.”<text:s/>It runs on FreeBSD, Linux, and macOS. <text:s/>[3]</text:p>
      <text:p text:style-name="Standard"><text:span text:style-name="T23">Advantage</text:span>:<text:s/>Open-source. Lots of functionalities are available as web-based API as well as command-line interfaces.<text:s/>“User passwords, imported user account names, and other potentially sensitive information are either not stored by DACS or are stored in encrypted form.” [4]</text:p>
      <text:p text:style-name="Standard"><text:span text:style-name="T24">Disadvantage</text:span>:</text:p>
      <text:p text:style-name="P25"/>
      <text:list text:style-name="LFO1" text:continue-numbering="true">
        <text:list-item>
          <text:p text:style-name="P26"><text:span text:style-name="T27">Rights Management Services</text:span>: Encrypted file management and access services.<text:s/></text:p>
        </text:list-item>
      </text:list>
      <text:p text:style-name="Standard"><text:span text:style-name="T28">Name</text:span>:<text:s/></text:p>
      <text:p text:style-name="Standard"><text:span text:style-name="T29">Advantage</text:span>:</text:p>
      <text:p text:style-name="Standard"><text:span text:style-name="T30">Disadvantage</text:span>:</text:p>
      <text:p text:style-name="Standard"/>
      <text:p text:style-name="Standard">Your answer to this should take one to two pages. Please discuss the advantages and<text:s/>disadvantages of each package you’re considering as a replacement for something listed above, contrasted with Active Directory. If you find a single package that seems to handle all of these, please feel free to discuss it! (20 points)<text:s/></text:p>
      <text:p text:style-name="Standard"/>
      <text:p text:style-name="P31">DNS Questions<text:s/></text:p>
      <text:list text:style-name="LFO2" text:continue-numbering="true">
        <text:list-item>
          <text:p text:style-name="P32">What is a DNS A record? Give an example of one. (5 points)<text:s/></text:p>
        </text:list-item>
      </text:list>
      <text:p text:style-name="P33">DNS A record (Address Record)<text:s/><text:tab/>points a domain or subdomain to an IP address.<text:s/>It<text:span text:style-name="T34"><text:s/></text:span><text:span text:style-name="T35">is used to point a logical domain. For example, “google.com” is pointed to their hosting server “</text:span><text:span text:style-name="T36">74.125.224.147” and “localhost” will be directed to “127.0.0.1</text:span><text:span text:style-name="T37">.</text:span><text:span text:style-name="T38">”</text:span><text:span text:style-name="T39"><text:s/>[6</text:span><text:span text:style-name="T40">]</text:span></text:p>
      <text:p text:style-name="P41"/>
      <text:list text:style-name="LFO2" text:continue-numbering="true">
        <text:list-item>
          <text:p text:style-name="P42">What is a DNS SRV record? Give an example of one. (5 points)<text:s/></text:p>
        </text:list-item>
      </text:list>
      <text:p text:style-name="P43">DNS Service record (SRV record) is a specification of data in DNS to define location (the hostname &amp; its port number)<text:s/>of servers for specified services.<text:s/>Session Initiation Protocol (SIP) and Extensible Messaging and Presence Protocol (XMPP) are some of the protocol that requires SRV support. The example of a SRV record in text format is:</text:p>
      <text:p text:style-name="P44"><text:span text:style-name="T45"><text:tab/></text:span><text:span text:style-name="T46">_sip._tcp.example.com. 86400 IN SRV 0 5 5060 sipserver.example.com.</text:span><text:s/></text:p>
      <text:p text:style-name="P47">It means SIP protocol services is using TCP protocol to points to<text:s/><text:span text:style-name="T48">sipserver.example.com<text:s/></text:span>with port 5060. The priority given is 0 with<text:s/>5<text:span text:style-name="T49">th</text:span><text:s/>weight in case of multiple 0 priorities.<text:s/>[7]</text:p>
      <text:p text:style-name="P50"/>
      <text:list text:style-name="LFO2" text:continue-numbering="true">
        <text:list-item>
          <text:p text:style-name="P51">What is the difference between a forward and reverse lookup DNS query? What special kind of DNS record is required to make this work? (5 points)<text:s/></text:p>
        </text:list-item>
      </text:list>
      <text:p text:style-name="P52">sdsfsdf</text:p>
      <text:p text:style-name="ListParagraph"/>
      <text:list text:style-name="LFO2" text:continue-numbering="true">
        <text:list-item>
          <text:p text:style-name="P53">Instead of using .local at the end of a domain name, like we’ve done in our reference server (cs312domain.local), the recommendation is that a true domain name be used, instead, with a<text:s/>real top-level-domain name. For example, our domain could have been cs312domain.com, and the IIS install on it could be mapped to www. Before you put our webserver online at www.cs312domain.com, what are some considerations - hardware, connections, etc. - you might want to make, first? There isn’t a specific right answer here, but do talk about a few things that occur to you. (5 points)</text:p>
        </text:list-item>
      </text:list>
      <text:p text:style-name="ListParagraph"/>
      <text:p text:style-name="Standard"/>
      <text:p text:style-name="Standard"/>
      <text:p text:style-name="Standard"/>
      <text:p text:style-name="Standard">Sources:</text:p>
      <text:p text:style-name="Standard">[3]<text:s/><text:a xlink:href="https://www.wikiwand.com/en/Distributed_Access_Control_System" office:target-frame-name="_top" xlink:show="replace"><text:span text:style-name="Hyperlink">https://www.wikiwand.com/en/Distributed_Access_Control_System</text:span></text:a></text:p>
      <text:p text:style-name="Standard">[4]<text:s/><text:a xlink:href="https://dacs.dss.ca/exec-overview.html" office:target-frame-name="_top" xlink:show="replace"><text:span text:style-name="Hyperlink">https://dacs.dss.ca/exec-overview.html</text:span></text:a></text:p>
      <text:p text:style-name="Standard">[6]<text:s/><text:a xlink:href="https://my.bluehost.com/hosting/help/whats-an-a-record" office:target-frame-name="_top" xlink:show="replace"><text:span text:style-name="Hyperlink">https://my.bluehost.com/hosting/help/whats-an-a-record</text:span></text:a></text:p>
      <text:p text:style-name="Standard">[7]<text:s/>https://www.wikiwand.com/en/SRV_record</text:p>
      <text:p text:style-name="Standard"><text:s/></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맑은 고딕" svg:font-family="맑은 고딕" style:font-family-generic="modern" style:font-pitch="variable" svg:panose-1="2 11 5 3 2 0 0 2 0 4"/>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맑은 고딕"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ate" style:display-name="Date" style:family="paragraph" style:parent-style-name="Normal" style:next-style-name="Normal">
      <style:text-properties style:font-name-complex="Mangal" style:font-size-complex="10.5pt" fo:hyphenate="false"/>
    </style:style>
    <style:style style:name="DateChar" style:display-name="Date Char" style:family="text" style:parent-style-name="DefaultParagraphFont">
      <style:text-properties style:font-name-complex="Mangal" style:font-size-complex="10.5pt"/>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ko" style:country-asian="KR"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ko" style:country-asian="KR" style:language-complex="ar" style:country-complex="SA"/>
    </style:style>
    <style:style style:name="HTMLTypewriter" style:display-name="HTML Typewriter"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5in" fo:page-height="11in" style:print-orientation="portrait" fo:margin-top="1.1812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ng Park</dc:creator>
    <meta:creation-date>2019-05-06T12:01:00Z</meta:creation-date>
    <dc:date>2019-05-13T01:15:00Z</dc:date>
    <meta:template xlink:href="Normal.dotm" xlink:type="simple"/>
    <meta:editing-cycles>44</meta:editing-cycles>
    <meta:editing-duration>PT23280S</meta:editing-duration>
    <meta:document-statistic meta:page-count="2" meta:paragraph-count="8" meta:word-count="623" meta:character-count="4168" meta:row-count="29" meta:non-whitespace-character-count="3553"/>
  </office:meta>
</office:document-meta>
</file>